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weight="normal" style:font-weight-asian="normal" style:font-weight-complex="normal"/>
    </style:style>
    <style:style style:name="P2" style:family="paragraph" style:parent-style-name="Standard">
      <style:paragraph-properties fo:text-align="end" style:justify-single-word="false"/>
      <style:text-properties style:font-name="Times New Roman" fo:font-weight="normal" style:font-weight-asian="normal" style:font-weight-complex="normal"/>
    </style:style>
    <style:style style:name="P3" style:family="paragraph" style:parent-style-name="Standard">
      <style:text-properties style:font-name="Times New Roman" style:text-underline-style="solid" style:text-underline-width="auto" style:text-underline-color="font-color" fo:font-weight="normal" style:font-weight-asian="normal" style:font-weight-complex="normal"/>
    </style:style>
    <style:style style:name="P4" style:family="paragraph" style:parent-style-name="Standard">
      <style:text-properties style:font-name="Times New Roman" style:text-underline-style="none" fo:font-weight="bold" style:font-weight-asian="bold" style:font-weight-complex="bold"/>
    </style:style>
    <style:style style:name="P5"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2pt" fo:language="en" fo:country="none" fo:font-weight="bold" style:font-name-asian="Calibri" style:font-size-asian="12pt" style:font-weight-asian="bold" style:font-name-complex="Calibri" style:font-size-complex="12pt" style:font-weight-complex="bold"/>
    </style:style>
    <style:style style:name="P7" style:family="paragraph" style:parent-style-name="Standard" style:list-style-name="">
      <style:paragraph-properties fo:margin-top="0cm" fo:margin-bottom="0.353cm" fo:line-height="115%" style:text-autospace="none"/>
      <style:text-properties style:font-name="Times New Roman" fo:font-size="12pt" fo:language="en" fo:country="none" fo:font-weight="bold" style:font-name-asian="Calibri" style:font-size-asian="12pt" style:font-weight-asian="bold" style:font-name-complex="Calibri" style:font-size-complex="12pt" style:font-weight-complex="bold"/>
    </style:style>
    <style:style style:name="P8" style:family="paragraph" style:parent-style-name="Standard" style:list-style-name="">
      <style:paragraph-properties fo:margin-top="0cm" fo:margin-bottom="0.353cm" fo:line-height="115%" style:text-autospace="none"/>
      <style:text-properties style:font-name="Times New Roman" fo:font-size="12pt" fo:language="en" fo:country="none" fo:font-weight="normal" style:font-name-asian="Calibri" style:font-size-asian="12pt" style:font-weight-asian="normal" style:font-name-complex="Calibri" style:font-size-complex="12pt" style:font-weight-complex="normal"/>
    </style:style>
    <style:style style:name="P9" style:family="paragraph" style:parent-style-name="Standard" style:list-style-name="">
      <style:paragraph-properties fo:margin-top="0cm" fo:margin-bottom="0.353cm" fo:line-height="115%" fo:text-align="justify" style:justify-single-word="false" style:text-autospace="none"/>
      <style:text-properties style:font-name="Times New Roman" fo:font-size="12pt" fo:language="en" fo:country="none" fo:font-weight="normal" style:font-name-asian="Calibri" style:font-size-asian="12pt" style:font-weight-asian="normal" style:font-name-complex="Calibri" style:font-size-complex="12pt" style:font-weight-complex="normal"/>
    </style:style>
    <style:style style:name="P10" style:family="paragraph" style:parent-style-name="Standard" style:list-style-name="">
      <style:paragraph-properties fo:margin-top="0cm" fo:margin-bottom="0.353cm" fo:line-height="115%" fo:text-align="justify" style:justify-single-word="false" style:text-autospace="none"/>
      <style:text-properties style:font-name="Times New Roman" fo:font-size="12pt" fo:language="en"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ESTUDO DIRIGIDO - <text:s/>TRABALHO EM GRUPO 2 (TG2) <text:s/>- <text:s/>TEXTOS 8 e 9 </text:p>
      <text:p text:style-name="P5"/>
      <text:p text:style-name="P5"/>
      <text:p text:style-name="P2">Rafael Luiz Klaser</text:p>
      <text:p text:style-name="P1"/>
      <text:p text:style-name="P1"/>
      <text:p text:style-name="P1"/>
      <text:p text:style-name="P4">Questão 1)</text:p>
      <text:p text:style-name="P3"/>
      <text:p text:style-name="P10"><text:span text:style-name="T3"><text:tab/></text:span>De acordo com o conceito de ideologia dado por Marilena Chauí (ver p. 37, texto 8 ) explique como você o interpretou e por que a verdadeira práxis educativa não deve ser neutra.</text:p>
      <text:p text:style-name="P9"/>
      <text:p text:style-name="P9"><text:tab/>Eu interpreto o conceito de ideologia apresentado pela professora Marilena Chauí como algo que oculta de certa forma as verdadeiras ações dos indivíduos sobre uma sociedade, ou seja, um conjunto de valores idealizados sobre uma persepctiva mas que ofuscam as ações reais. Algo como dizer que "o fim justifica os meios" ocultando o carater nocivo dos meios e seu real impacto sob a nuvem de um paradigma ilusório como finalidade. A práxis educativa com certeza não deve ser neutra no sentido de seguir padrões e sim ser não neutra num sentido de ser crítica, devendo contrapor as realidades apresentadas. A neutralidade de certa forma é a manutenção do estado atual, podendo desta forma ser apenas complascente às regras impostas sem produzir e apenas reproduzir o que é que esteja em curso. Mas da mesma forma que a práxis educativa não deve ser neutra ela não deve ser tendenciosa, o estado de não neutralidade deve ser obtido pelo senso crítio e não pela lateralização ou simples oposição pelo mero caráter revolucionário.</text:p>
      <text:p text:style-name="P8"/>
      <text:p text:style-name="P7">Questão 2)</text:p>
      <text:p text:style-name="P10"><text:span text:style-name="T3"><text:tab/></text:span>Explique a idéia de Freire (2000) de que “ <text:span text:style-name="T1">formar</text:span><text:span text:style-name="T2"> é muito mais do que puramente </text:span><text:span text:style-name="T1">treinar</text:span><text:span text:style-name="T2"> o educando no desempenho de destrezas (...) Educadores e educandos não podemos, na verdade, escapar à rigorosidade ética (...) somos seres</text:span><text:span text:style-name="T1"> condicionados</text:span><text:span text:style-name="T2">, mas não </text:span><text:span text:style-name="T1">determinados</text:span><text:span text:style-name="T2">...” (p. 15-8 )</text:span></text:p>
      <text:p text:style-name="P9"><text:tab/></text:p>
      <text:p text:style-name="P9"><text:tab/>Pela ideia de Paulo Freire formar é despertar o interesse contínuo do indivíduo porém sem imparcialidade, defendendo de certa forma um ponto de vista, porém, esse ponto de vista deve ser verdadeiro, ou seja, as ideias devem refltir os atos e vice-versa, de forma ética sem distorcer as verdades e com a capacidade de abosrver as diferenças sem condená-las pelo simples fato de não entendê-las. A ética é acima de tudo uma reflexão sobre os atos e a forma devida de agir, tendo sobretudo um carater de respeito e responsabilidade. As nossas condições nos tornam o que somos mas nem por isso devemos distorcer a realidade e a nossa forma de agir pela simples aceitação de um fatalismo inexistente.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11:59:29.95</meta:creation-date>
    <meta:editing-duration>PT4M36S</meta:editing-duration>
    <meta:editing-cycles>4</meta:editing-cycles>
    <meta:generator>LibreOffice/3.4$Win32 LibreOffice_project/340m1$Build-103</meta:generator>
    <dc:date>2012-04-08T12:04:02.05</dc:date>
    <meta:document-statistic meta:table-count="0" meta:image-count="0" meta:object-count="0" meta:page-count="1" meta:paragraph-count="0" meta:word-count="387" meta:character-count="2279" meta:non-whitespace-character-count="1890"/>
  </office:meta>
</office:document-meta>
</file>